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Heading_20_1" style:list-style-name="WWNum6"/>
    <style:style style:name="P39" style:family="paragraph" style:parent-style-name="Heading_20_1" style:list-style-name="WWNum6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1" style:family="text">
      <style:text-properties fo:font-style="italic" style:font-style-asian="italic"/>
    </style:style>
    <style:style style:name="T22" style:family="text">
      <style:text-properties style:text-underline-style="none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es de gestió empresarial</text:span><text:span text:style-name="T2"><text:line-break/></text:span><text:span text:style-name="T3">UD 00. (Presencial) Activitats avaluables 01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4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4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4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7">4. Activitat 01<text:tab/>4</text:span></text:a></text:p>
          <text:p text:style-name="P14"><text:a xlink:type="simple" xlink:href="#_zann5gwj1eoh" text:style-name="Index_20_Link" text:visited-style-name="Index_20_Link"><text:span text:style-name="T17">5. Activitat 02<text:tab/>4</text:span></text:a></text:p>
          <text:p text:style-name="P14"><text:a xlink:type="simple" xlink:href="#_dcq81jwpzeij" text:style-name="Index_20_Link" text:visited-style-name="Index_20_Link"><text:span text:style-name="T17">6. Activitat 03<text:tab/>4</text:span></text:a></text:p>
          <text:p text:style-name="P14"><text:a xlink:type="simple" xlink:href="#_3btsu7pryu3b" text:style-name="Index_20_Link" text:visited-style-name="Index_20_Link"><text:span text:style-name="T17">7. Activitat 04<text:tab/>4</text:span></text:a></text:p>
          <text:p text:style-name="P14"><text:a xlink:type="simple" xlink:href="#_ormqpvxdzzrw" text:style-name="Index_20_Link" text:visited-style-name="Index_20_Link"><text:span text:style-name="T17">8. Activitat 05<text:tab/>4</text:span></text:a></text:p>
          <text:p text:style-name="P14"><text:a xlink:type="simple" xlink:href="#_xu2a7tguu7bo" text:style-name="Index_20_Link" text:visited-style-name="Index_20_Link"><text:span text:style-name="T17">9. Activitat 06<text:tab/>4</text:span></text:a></text:p>
          <text:p text:style-name="P14"><text:a xlink:type="simple" xlink:href="#_hwnh5hv2rboo" text:style-name="Index_20_Link" text:visited-style-name="Index_20_Link"><text:span text:style-name="T17">10. Activitat 07<text:tab/>5</text:span></text:a></text:p>
          <text:p text:style-name="P14"><text:a xlink:type="simple" xlink:href="#_trsp75605b4e" text:style-name="Index_20_Link" text:visited-style-name="Index_20_Link"><text:span text:style-name="T17">11. Activitat 08<text:tab/>5</text:span></text:a></text:p>
        </text:index-body>
      </text:table-of-content>
      <text:p text:style-name="P13"/>
      <text:p text:style-name="P16"/>
      <text:p text:style-name="P17"><text:span text:style-name="T14">UD00. Activitat avaluable 01 (Presencial)</text:span></text:p>
      <text:list xml:id="list517083068" text:style-name="WWNum6">
        <text:list-item>
          <text:p text:style-name="P38"><text:bookmark text:name="_dbh0n1vac4c8"/>Data d’entrega</text:p>
        </text:list-item>
      </text:list>
      <text:p text:style-name="Standard"><text:span text:style-name="T10">Data límit d'entrega: </text:span><text:span text:style-name="T19">Dilluns 4 de novem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40131725134759" text:continue-numbering="true" text:style-name="WWNum6">
        <text:list-item>
          <text:p text:style-name="P38"><text:bookmark text:name="_9maybllx2a09"/>Observacions prèvies a la realització de la tasca avaluables</text:p>
        </text:list-item>
      </text:list>
      <text:list xml:id="list2251467183" text:style-name="WWNum7">
        <text:list-item>
          <text:p text:style-name="P23"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<text:soft-page-break/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665312586" text:style-name="WWNum2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40133490585262" text:continue-list="list140131725134759" text:style-name="WWNum6">
        <text:list-item>
          <text:p text:style-name="P38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0">La còpia es castiga amb el suspens del mòdul complet.</text:span></text:p>
      <text:p text:style-name="P1"/>
      <text:list xml:id="list140133127654448" text:continue-numbering="true" text:style-name="WWNum6">
        <text:list-item>
          <text:p text:style-name="P39"><text:bookmark text:name="_jd14z2yecuev"/>Activitat 01</text:p>
        </text:list-item>
      </text:list>
      <text:p text:style-name="P11">Prepara amb un exemple on expliques com fer en Python 3:</text:p>
      <text:list xml:id="list3094028278" text:style-name="WWNum3">
        <text:list-item>
          <text:p text:style-name="P27">Clonar una llista.</text:p>
          <text:list>
            <text:list-item>
              <text:p text:style-name="P37">¿Quina és la diferència en Python entre “shallow copy” i “deep copy”?</text:p>
            </text:list-item>
          </text:list>
        </text:list-item>
        <text:list-item>
          <text:p text:style-name="P30">Afegir un element a una llista.</text:p>
        </text:list-item>
        <text:list-item>
          <text:p text:style-name="P30">Llevar un element a una llista.</text:p>
        </text:list-item>
        <text:list-item>
          <text:p text:style-name="P30">Crear una nova llista amb els 4 últims elements d’una llista.</text:p>
        </text:list-item>
        <text:list-item>
          <text:p text:style-name="P30">Convertir les paraules <text:s/>d’una cadena (separades per espai) a una llista.</text:p>
        </text:list-item>
        <text:list-item>
          <text:p text:style-name="P30">Comentaris amb una línia.</text:p>
        </text:list-item>
        <text:list-item>
          <text:p text:style-name="P35">Comentaris multilínia.</text:p>
        </text:list-item>
      </text:list>
      <text:list xml:id="list140132764114811" text:continue-list="list140133127654448" text:style-name="WWNum6">
        <text:list-item>
          <text:p text:style-name="P38"><text:bookmark text:name="_zann5gwj1eoh"/>Activitat 02</text:p>
        </text:list-item>
      </text:list>
      <text:p text:style-name="Standard">En Python 3 els tipus simples passen per valor i els compostos per referència.</text:p>
      <text:p text:style-name="Standard">Crea un exemple amb 3 funcions que:</text:p>
      <text:list xml:id="list3337803565" text:style-name="WWNum1">
        <text:list-item>
          <text:p text:style-name="P24">Reva 2 números i torne la suma.</text:p>
        </text:list-item>
        <text:list-item>
          <text:p text:style-name="P29">Reva una llista i modifique eixa mateixa llista (referència) doblant els valors de tots els elements. No ha de retornar res.</text:p>
        </text:list-item>
        <text:list-item>
          <text:p text:style-name="P32"><text:soft-page-break/>Reva una llista i torne una còpia de la llista mateixa llista (referència) doblant els valors de tots els elements. La llista original no hi ha de modificar-se.</text:p>
        </text:list-item>
      </text:list>
      <text:list xml:id="list140132498957931" text:continue-list="list140132764114811" text:style-name="WWNum6">
        <text:list-item>
          <text:p text:style-name="P38"><text:bookmark text:name="_dcq81jwpzeij"/>Activitat 03</text:p>
        </text:list-item>
      </text:list>
      <text:p text:style-name="Standard">Partint d’un context on volem emmagatzemar un usuari i la seua contrasenya. <text:s/>Fes un exemple que explica com es faria:</text:p>
      <text:list xml:id="list2420720845" text:style-name="WWNum4">
        <text:list-item>
          <text:p text:style-name="P25">Utilitzant una llista. </text:p>
        </text:list-item>
        <text:list-item>
          <text:p text:style-name="P33">Utilitzant un diccionari. </text:p>
        </text:list-item>
      </text:list>
      <text:p text:style-name="Standard">En omplir-se, les contrasenyes han de passar-se a un format Hash (per exemple SHA <text:a xlink:type="simple" xlink:href="https://recursospython.com/guias-y-manuales/hashlib-md5-sha/" text:style-name="ListLabel_20_55" text:visited-style-name="ListLabel_20_55"><text:span text:style-name="T23">https://recursospython.com/guias-y-manuales/hashlib-md5-sha/</text:span></text:a> ). L’exemple ha d’omplir la llista amb 5 usuaris/contrasenya i fer dues consultes.</text:p>
      <text:list xml:id="list140131994476662" text:continue-list="list140132498957931" text:style-name="WWNum6">
        <text:list-item>
          <text:p text:style-name="P38"><text:bookmark text:name="_3btsu7pryu3b"/>Activitat 04</text:p>
        </text:list-item>
      </text:list>
      <text:p text:style-name="Standard">Explica amb exemples com funcionen els operadors “is”, “not”, “in” en Python 3.</text:p>
      <text:list xml:id="list140132856225846" text:continue-numbering="true" text:style-name="WWNum6">
        <text:list-item>
          <text:p text:style-name="P38"><text:bookmark text:name="_ormqpvxdzzrw"/>Activitat 05</text:p>
        </text:list-item>
      </text:list>
      <text:p text:style-name="Standard">Posa un exemple de com passar diversos paràmetres des de consola a un programa Python 3.</text:p>
      <text:p text:style-name="Standard">Posa un exemple de com fer “sobrecàrrega de funcions” (funcions que poden rebre diversos números de paràmetres), incloent-hi el cas de què el nombre de paràmetres no siga definit.</text:p>
      <text:list xml:id="list140132092333373" text:continue-numbering="true" text:style-name="WWNum6">
        <text:list-item>
          <text:p text:style-name="P38"><text:bookmark text:name="_xu2a7tguu7bo"/>Activitat 06</text:p>
        </text:list-item>
      </text:list>
      <text:p text:style-name="Standard">Crea un llistat en el qual cada element d’eixa llista siga una llista amb dos valors: mida i pes.</text:p>
      <text:p text:style-name="Standard">Utilitzant <text:a xlink:type="simple" xlink:href="https://docs.python.org/3/howto/sorting.html" text:style-name="ListLabel_20_55" text:visited-style-name="ListLabel_20_55"><text:span text:style-name="T23">https://docs.python.org/3/howto/sorting.html</text:span></text:a> i las “key functions”, fer que aquesta llista s’ordene per major altura i en cas d’igualtat, per menor pes.</text:p>
      <text:p text:style-name="Standard"/>
      <text:p text:style-name="Standard">Explica en comentaris que és realment la “key function”. Pista: en l’ajuda diuen </text:p>
      <text:p text:style-name="Standard"><text:span text:style-name="T21">“The value of the key parameter should be a function (or other callable) that takes a single argument and returns a key to use for sorting purposes. This technique is fast because the key function is called exactly once for each input record.”.</text:span></text:p>
      <text:p text:style-name="Standard"/>
      <text:list xml:id="list140132400557672" text:continue-numbering="true" text:style-name="WWNum6">
        <text:list-item>
          <text:p text:style-name="P38"><text:bookmark text:name="_hwnh5hv2rboo"/>Activitat 07</text:p>
        </text:list-item>
      </text:list>
      <text:p text:style-name="Standard">Defineix la classe Car en Python 3. La classe tindrà com atributs “matrícula” (numèrica) i “color”. Crea un mètode imprimir, i a més dos mètodes que vulgues.</text:p>
      <text:p text:style-name="Standard">En segon lloc, fes que el programa demane un número “n” per teclat i es creen “n” instàncies de la classe, on cada instància:</text:p>
      <text:list xml:id="list3805245498" text:style-name="WWNum5">
        <text:list-item>
          <text:p text:style-name="P26">Cada “matrícula” tindrà un número consecutiu des d’1 fins a “n”.</text:p>
        </text:list-item>
        <text:list-item>
          <text:p text:style-name="P34">El “color” serà per a cada instància un color aleatori obtingut d’aquest llistat [“red”, “white”, “black”, “pink”, “blue”]</text:p>
        </text:list-item>
      </text:list>
      <text:p text:style-name="Standard"/>
      <text:p text:style-name="Standard">Finalment, el programa haurà d’imprimir els valors de les 10 primeres instàncies. En cas que “n” siga menor que 10, només imprimirà “n” instàncies.</text:p>
      <text:list xml:id="list140133585435124" text:continue-list="list140132400557672" text:style-name="WWNum6">
        <text:list-item>
          <text:p text:style-name="P38"><text:bookmark text:name="_trsp75605b4e"/>Activitat 08</text:p>
        </text:list-item>
      </text:list>
      <text:p text:style-name="Standard"><text:soft-page-break/>Resol 15 problemes de Python de la pàgina web <text:a xlink:type="simple" xlink:href="https://www.codewars.com/" text:style-name="ListLabel_20_55" text:visited-style-name="ListLabel_20_55"><text:span text:style-name="T23">https://www.codewars.com/</text:span></text:a>. Els problemes poden ser de qualsevol dificultat. Adjunta com a prova de realització el teu compte.</text:p>
      <text:p text:style-name="Standard">PD: una vegada fet, aquest compte pots afegir-lo al teu currículu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1</text:span></text:p>
      </style:header>
      <style:footer>
        <text:p text:style-name="MP4"><text:span text:style-name="MT1">Sistemes de gestió empresarial<text:tab/><text:tab/>UD00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7" meta:word-count="1091" meta:character-count="6500" meta:non-whitespace-character-count="5489"/>
    <meta:generator>LibreOfficeDev/6.0.5.2$Linux_X86_64 LibreOffice_project/</meta:generator>
  </office:meta>
</office:document-meta>
</file>